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9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10"/>x 0 x x</text:p>
            <text:p><text:s text:c="10"/>x x 1 x</text:p>
            <text:p><text:s text:c="10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10"/>x 0 x x</text:p>
            <text:p><text:s text:c="10"/>x x 0 x</text:p>
            <text:p><text:s text:c="10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33"/>X 0 X X</text:p>
          </draw:text-box>
        </draw:frame>
        <draw:frame draw:style-name="gr5" draw:text-style-name="P1" draw:layer="layout" svg:width="17.439cm" svg:height="2.384cm" svg:x="2.805cm" svg:y="22.336cm">
          <draw:text-box>
            <text:p>This provides possible regions for things that are ~5 <text:span text:style-name="T1">and</text:span> ~6.</text:p>
            <text:p/>
            <text:p>This is a little odd, since we are calculating ~5 <text:span text:style-name="T1">or</text:span>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6.123cm" svg:height="1.673cm" svg:x="3.281cm" svg:y="2.259cm">
          <draw:text-box>
            <text:p>The two right-most bits of 5 are different from those</text:p>
            <text:p>In 6. <text:s/>Their complements provide possible regions for 6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provide possible regions for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37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39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17"/>x 0 x x</text:p>
            <text:p><text:s text:c="17"/>x x 1 x</text:p>
            <text:p><text:s text:c="17"/>x x x 0</text:p>
            <text:p><text:s text:c="17"/>x x 0 x</text:p>
            <text:p><text:s text:c="17"/>x x x 1</text:p>
            <text:p><text:s text:c="17"/>----------</text:p>
            <text:p>Union <text:s text:c="7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4" draw:text-style-name="P1" draw:layer="layout" svg:width="2.97cm" svg:height="0.962cm" svg:x="1.469cm" svg:y="25.622cm">
          <draw:text-box>
            <text:p>3/8/2026</text:p>
          </draw:text-box>
        </draw:frame>
        <draw:frame draw:style-name="gr15" draw:text-style-name="P1" draw:layer="layout" svg:width="15.01cm" svg:height="1.673cm" svg:x="2.397cm" svg:y="14.843cm">
          <draw:text-box>
            <text:p>But the regions from the first page, not 5 and not 6, </text:p>
            <text:p>intersect the regions on the second page, 5 or 6?</text:p>
          </draw:text-box>
        </draw:frame>
        <draw:frame draw:style-name="gr16" draw:text-style-name="P1" draw:layer="layout" svg:width="16.373cm" svg:height="1.673cm" svg:x="2.483cm" svg:y="17.419cm">
          <draw:text-box>
            <text:p>Other pairs, differing in at least one element, are needed</text:p>
            <text:p>to improve resolutio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8T17:36:23.847198775</dc:date>
    <meta:editing-duration>PT10H27M39S</meta:editing-duration>
    <meta:editing-cycles>45</meta:editing-cycles>
    <meta:generator>LibreOffice/24.2.7.2$Linux_X86_64 LibreOffice_project/420$Build-2</meta:generator>
    <meta:print-date>2026-03-02T17:51:04.615480692</meta:print-date>
    <meta:document-statistic meta:object-count="22"/>
  </office:meta>
</office:document-meta>
</file>